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left="-0.035cm" fo:margin-right="-0.035cm" fo:line-height="107%" fo:text-indent="0cm" style:auto-text-indent="false">
        <style:tab-stops/>
      </style:paragraph-properties>
      <style:text-properties style:font-name="Calibri" fo:language="es" fo:country="none" style:font-name-asian="Calibri" style:font-name-complex="Calibri"/>
    </style:style>
    <style:style style:name="P2" style:family="paragraph" style:parent-style-name="Normal">
      <style:text-properties style:font-name="Calibri" fo:language="es" fo:country="none" style:font-name-asian="Calibri" style:font-name-complex="Calibri"/>
    </style:style>
    <style:style style:name="P3" style:family="paragraph" style:parent-style-name="Normal">
      <style:paragraph-properties fo:margin-top="0cm" fo:margin-bottom="0cm" style:contextual-spacing="false" fo:line-height="100%"/>
      <style:text-properties fo:color="#000000" loext:opacity="100%" style:font-name="Arial" fo:language="es" fo:country="none" style:font-name-asian="Arial" style:font-name-complex="Arial"/>
    </style:style>
    <style:style style:name="P4" style:family="paragraph" style:parent-style-name="Normal">
      <style:paragraph-properties fo:margin-top="0cm" fo:margin-bottom="0cm" style:contextual-spacing="false" fo:line-height="100%"/>
      <style:text-properties fo:color="#000000" loext:opacity="100%" style:font-name="Arial" fo:language="es" fo:country="none" officeooo:rsid="001c3ac9" officeooo:paragraph-rsid="001c3ac9" style:font-name-asian="Arial" style:font-name-complex="Arial"/>
    </style:style>
    <style:style style:name="P5" style:family="paragraph" style:parent-style-name="Normal">
      <style:paragraph-properties fo:margin-top="0cm" fo:margin-bottom="0cm" style:contextual-spacing="false" fo:line-height="100%"/>
      <style:text-properties fo:color="#000000" loext:opacity="100%" style:font-name="Arial" fo:language="es" fo:country="none" fo:font-weight="bold" style:font-name-asian="Arial" style:font-weight-asian="bold" style:font-name-complex="Arial" style:font-weight-complex="bold"/>
    </style:style>
    <style:style style:name="P6" style:family="paragraph" style:parent-style-name="Normal" style:master-page-name="MP0">
      <style:paragraph-properties fo:margin-left="-0.035cm" fo:margin-right="-0.035cm" fo:line-height="107%" fo:text-indent="0cm" style:auto-text-indent="false" style:page-number="auto" fo:break-before="page">
        <style:tab-stops/>
      </style:paragraph-properties>
    </style:style>
    <style:style style:name="T1" style:family="text">
      <style:text-properties style:font-name="Calibri" fo:language="es" fo:country="none" style:font-name-asian="Calibri" style:font-name-complex="Calibri"/>
    </style:style>
    <style:style style:name="T2" style:family="text">
      <style:text-properties officeooo:rsid="001c3ac9"/>
    </style:style>
    <style:style style:name="T3" style:family="text">
      <style:text-properties officeooo:rsid="001d597b"/>
    </style:style>
    <style:style style:name="T4" style:family="text">
      <style:text-properties officeooo:rsid="001d63ed"/>
    </style:style>
    <style:style style:name="T5" style:family="text">
      <style:text-properties fo:language="es" fo:country="ES"/>
    </style:style>
    <style:style style:name="T6" style:family="text">
      <style:text-properties fo:language="es" fo:country="ES" officeooo:rsid="001d63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Fuente_20_de_20_párrafo_20_predeter."><text:span text:style-name="T1">PODCAST. Por Paco Aldarias. </text:span></text:span></text:p>
      <text:p text:style-name="P1">TEMA 5 INTERNET Y REDES SOCIALES.</text:p>
      <text:p text:style-name="P3">Un navegador web <text:span text:style-name="T2">utiliza</text:span> el protocolo http para <text:span text:style-name="T2">descargar</text:span> <text:span text:style-name="T2">de</text:span> un servidor web <text:span text:style-name="T2">una página web e</text:span> interpreta el código html y muestra su contenido.</text:p>
      <text:p text:style-name="P3">Democratizar la información es que sea accesible desde cualquier lugar y para todos.</text:p>
      <text:p text:style-name="P3">Html es un lenguaje de marcas e hipertexto con el que están hechas las páginas web.</text:p>
      <text:p text:style-name="P3">Html es el lenguaje básico con el que se crean las páginas web.</text:p>
      <text:p text:style-name="P3">Son buscadores de páginas web Google, Yahoo, </text:p>
      <text:p text:style-name="P3">Son navegadores web Firefox, Chrome, Edge de windows , Safari de apple.</text:p>
      <text:p text:style-name="P3">Si una página empieza <text:span text:style-name="T2">por</text:span> http la página se recibe en texto plano y es insegura.</text:p>
      <text:p text:style-name="P3">Si una página empieza p<text:span text:style-name="T2">or</text:span> https la página se recibe en texto codigicado y es segura</text:p>
      <text:p text:style-name="P3">Al enviar un correo electrónico a otras personas el contenido puede verlo el destinatario, el que lo envia, el proveedor de quien lo envia y el proveedor de quien lo recibe.</text:p>
      <text:p text:style-name="P3">Las redes sociales no pueden registrar los datos <text:span text:style-name="T2">de </text:span>personas menores de 13 años.</text:p>
      <text:p text:style-name="P3">Los contenidos que se suben a las redes sociales <text:span text:style-name="T2">se </text:span>cede<text:span text:style-name="T2">n</text:span> todos tus derechos <text:span text:style-name="T2">a la rer social</text:span>.</text:p>
      <text:p text:style-name="P3">La red social de fotos es instagram.</text:p>
      <text:p text:style-name="P3">L<text:span text:style-name="T3">a</text:span> red social de vídeo<text:span text:style-name="T3">s largos</text:span> es youtube</text:p>
      <text:p text:style-name="P3">La red social de vídeos <text:span text:style-name="T3">cortos </text:span><text:span text:style-name="T2">es </text:span><text:span text:style-name="T3">tiktoc</text:span></text:p>
      <text:p text:style-name="P3">La red social de <text:span text:style-name="T5">mús</text:span><text:span text:style-name="T6">i</text:span><text:span text:style-name="T5">ca</text:span> es spotify</text:p>
      <text:p text:style-name="P3">La red social de mensajes más importantes son whasup y telegram. </text:p>
      <text:p text:style-name="P4">La red social de microbloging es x la antigua twiter.</text:p>
      <text:p text:style-name="P3">Un chat es una herramienta que permite a ungrupo de personas conversar en tiempo real mediante mensajes de texto, fotoy <text:s/>video.</text:p>
      <text:p text:style-name="P3">Los foros de discusión permiten a los usuarios leer mensajes del resto de miembros, responder a mensajes y elegir tema de interés.</text:p>
      <text:p text:style-name="P3">Los mensajes enviados a un foro se llama post y permite crear un hilo de mensajes relacionados.</text:p>
      <text:p text:style-name="P3">Las listas de correo permiten enviar emails al grupo de personas que están subscritas. El administrador de correo puede revisar los emails que llegan.</text:p>
      <text:p text:style-name="P3">La sindicación de contenido permite recoger información de páginas web que están sindicadas.</text:p>
      <text:p text:style-name="P3">Un podcast es un audio o vídeo que se cuelga en un servidor y permite sindicarlo <text:span text:style-name="T2">o descargarlo desde su web o mediane aplicaciones podcast.</text:span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LDARIAS RAYA, FRANCISCO</meta:initial-creator>
    <meta:creation-date>2024-03-26T16:38:00Z</meta:creation-date>
    <dc:date>2024-03-27T17:49:39.960808870</dc:date>
    <meta:editing-cycles>5</meta:editing-cycles>
    <meta:editing-duration>PT8M8S</meta:editing-duration>
    <meta:document-statistic meta:table-count="0" meta:image-count="0" meta:object-count="0" meta:page-count="2" meta:paragraph-count="25" meta:word-count="364" meta:character-count="2062" meta:non-whitespace-character-count="1718"/>
    <meta:template xlink:type="simple" xlink:actuate="onRequest" xlink:title="" xlink:href="Normal.dotm"/>
  </office:meta>
</office:document-meta>
</file>